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634in"/>
    </style:style>
    <style:style style:name="co3" style:family="table-column">
      <style:table-column-properties fo:break-before="auto" style:column-width="1.5429in"/>
    </style:style>
    <style:style style:name="co4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5.772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in"/>
    </style:style>
    <style:style style:name="ce8" style:family="table-cell" style:parent-style-name="Entregue">
      <style:table-cell-properties fo:background-color="transparent"/>
    </style:style>
    <style:style style:name="ce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23b8dc"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rabalhos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6"/>
        <table:table-column table:style-name="co1" table:number-columns-repeated="1019" table:default-cell-style-name="ce2"/>
        <table:table-row table:style-name="ro1">
          <table:table-cell table:style-name="ce1" office:value-type="string">
            <text:p>Disciplina</text:p>
          </table:table-cell>
          <table:table-cell table:style-name="ce1" office:value-type="string">
            <text:p>Trabalho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ata Entrega</text:p>
          </table:table-cell>
          <table:table-cell table:style-name="ce1" office:value-type="string">
            <text:p>Entregue?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Tópicos</text:p>
          </table:table-cell>
          <table:table-cell office:value-type="string">
            <text:p>Projeto de Interfaces e Interação</text:p>
          </table:table-cell>
          <table:table-cell office:value-type="string">
            <text:p>1. Projeto de Interfaces e Interação</text:p>
            <text:p/>
            <text:p>1.1 Características a partir dos Princípios de Norman</text:p>
            <text:p/>
            <text:p>Modelo conceitual</text:p>
            <text:p>Visibilidade</text:p>
            <text:p>Mapeamento</text:p>
            <text:p>Restrição</text:p>
            <text:p>Feedback</text:p>
            <text:p>Affordances</text:p>
            <text:p>Errar é humano</text:p>
            <text:p>Projeto centrado no usuário</text:p>
            <text:p/>
            <text:p>1.2 Considerações de acordo com o Design Centrado no Usuário</text:p>
            <text:p/>
            <text:p>Considerações que serão seguidas de acordo com cada passo:</text:p>
            <text:p/>
            <text:p>1.2.1 Defina o Contexto</text:p>
            <text:p>1.2.2 Descreva o Usuário</text:p>
            <text:p>1.2.3 Análise as Tarefas</text:p>
            <text:p>1.2.4 Aloque as Funções</text:p>
            <text:p>1.2.5 Layout do Sistema / Design Básico</text:p>
            <text:p>1.2.6 Mockups &amp; Protótipos</text:p>
            <text:p>1.2.7 Testes de Usabilidade</text:p>
            <text:p>1.2.8 Teste Iterativo &amp; Redesign</text:p>
            <text:p>1.2.9 Atualizações &amp; Manutenções</text:p>
            <text:p/>
            <text:p>1.3 Possíveis interfaces (citar 2 e explicar decisões)</text:p>
            <text:p>1.3.1 Ferramentas usadas</text:p>
            <text:p>1.3.2 Interfaces</text:p>
            <text:p>1.3.3 Explicações de pontos importantes nas i nterfaces mostradas</text:p>
            <text:p/>
            <text:p>1.4 Design de questionário</text:p>
            <text:p>1.4.1 Objetivo do questionário</text:p>
            <text:p>1.4.2 Público alvo</text:p>
            <text:p>1.4.3 Tipos de perguntas a serem usadas e porque</text:p>
            <text:p>1.4.4 Questionário</text:p>
          </table:table-cell>
          <table:table-cell table:style-name="ce5" office:value-type="date" office:date-value="2010-08-13">
            <text:p>08/13/10</text:p>
          </table:table-cell>
          <table:table-cell table:style-name="Default" office:value-type="string">
            <text:p>NÃO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adrões e Frameworks para persistência objeto-relacional </text:p>
          </table:table-cell>
          <table:table-cell office:value-type="string">
            <text:p>CRUD 2 (3) casos de uso simples</text:p>
          </table:table-cell>
          <table:table-cell office:value-type="string">
            <text:p>Implementar o CRUD para os 2 casos de uso simples do sistema (Aluno, Responsável e Professor)</text:p>
          </table:table-cell>
          <table:table-cell table:style-name="ce5" office:value-type="date" office:date-value="2010-08-12">
            <text:p>08/12/10</text:p>
          </table:table-cell>
          <table:table-cell table:style-name="ce7" office:value-type="string">
            <text:p>NÃO</text:p>
          </table:table-cell>
          <table:table-cell table:number-columns-repeated="1019"/>
        </table:table-row>
        <table:table-row table:style-name="ro4">
          <table:table-cell office:value-type="string">
            <text:p>GERAL</text:p>
          </table:table-cell>
          <table:table-cell office:value-type="string">
            <text:p>Artefatos 1ª Iteração</text:p>
          </table:table-cell>
          <table:table-cell office:value-type="string">
            <text:p>Postar no blog um arquivo zipado com todos os artefatos (documentação e código)</text:p>
          </table:table-cell>
          <table:table-cell table:style-name="ce5" office:value-type="date" office:date-value="2010-08-12">
            <text:p>08/12/10</text:p>
          </table:table-cell>
          <table:table-cell table:style-name="ce7" office:value-type="string">
            <text:p>NÃ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fas em Geral" table:style-name="ta1" table:print="false"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1021" table:default-cell-style-name="ce11"/>
        <table:table-row table:style-name="ro4">
          <table:table-cell table:style-name="ce9" office:value-type="string">
            <text:p>Disciplina</text:p>
          </table:table-cell>
          <table:table-cell table:style-name="ce9" office:value-type="string">
            <text:p>Tarefa</text:p>
          </table:table-cell>
          <table:table-cell table:style-name="ce9" office:value-type="string">
            <text:p>Descrição</text:p>
          </table:table-cell>
          <table:table-cell table:style-name="ce9" office:value-type="string">
            <text:p>Data Entrega</text:p>
          </table:table-cell>
          <table:table-cell table:style-name="ce9" office:value-type="string">
            <text:p>Entregue?</text:p>
          </table:table-cell>
          <table:table-cell table:style-name="ce10" table:number-columns-repeated="1019"/>
        </table:table-row>
        <table:table-row table:style-name="ro5">
          <table:table-cell table:style-name="ce10" office:value-type="string">
            <text:p>BD</text:p>
          </table:table-cell>
          <table:table-cell table:style-name="ce12" office:value-type="string">
            <text:p>Revisão informações do cadastro de alunos</text:p>
          </table:table-cell>
          <table:table-cell table:style-name="ce12" office:value-type="string">
            <text:p>Verificar novamente campos necessários para o cadastro com informações de obrigatoriedade</text:p>
          </table:table-cell>
          <table:table-cell table:style-name="ce13" office:value-type="date" office:date-value="2010-08-13">
            <text:p>08/13/10</text:p>
          </table:table-cell>
          <table:table-cell table:style-name="ce14" office:value-type="string">
            <text:p>SIM</text:p>
          </table:table-cell>
          <table:table-cell table:style-name="ce12" table:number-columns-repeated="1019"/>
        </table:table-row>
        <table:table-row table:style-name="ro6">
          <table:table-cell table:style-name="ce10" office:value-type="string">
            <text:p>BD</text:p>
          </table:table-cell>
          <table:table-cell table:style-name="ce12" office:value-type="string">
            <text:p>Revisar MER</text:p>
          </table:table-cell>
          <table:table-cell table:style-name="ce12" office:value-type="string">
            <text:p>Verificar relacionamento TURMA – ALUNO e ajustar código afetado</text:p>
          </table:table-cell>
          <table:table-cell table:style-name="ce13" office:value-type="date" office:date-value="2010-08-12">
            <text:p>08/12/10</text:p>
          </table:table-cell>
          <table:table-cell table:style-name="ce14" office:value-type="string">
            <text:p>SIM</text:p>
          </table:table-cell>
          <table:table-cell table:style-name="ce12" table:number-columns-repeated="1019"/>
        </table:table-row>
        <table:table-row table:style-name="ro4">
          <table:table-cell table:style-name="ce10" office:value-type="string">
            <text:p>GQS</text:p>
          </table:table-cell>
          <table:table-cell table:style-name="ce12" office:value-type="string">
            <text:p>Documento de Requisitos</text:p>
          </table:table-cell>
          <table:table-cell table:style-name="ce12" office:value-type="string">
            <text:p>Reformulação do documento de requisitos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2" table:number-columns-repeated="1019"/>
        </table:table-row>
        <table:table-row table:style-name="ro4">
          <table:table-cell table:style-name="ce10" office:value-type="string">
            <text:p>GQS</text:p>
          </table:table-cell>
          <table:table-cell table:style-name="ce12" office:value-type="string">
            <text:p>Especificação de Teste</text:p>
          </table:table-cell>
          <table:table-cell table:style-name="ce12" office:value-type="string">
            <text:p>Especificar cenários de teste para todos os requisitos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2" table:number-columns-repeated="1019"/>
        </table:table-row>
        <table:table-row table:style-name="ro6">
          <table:table-cell table:style-name="ce10" office:value-type="string">
            <text:p>APOO</text:p>
          </table:table-cell>
          <table:table-cell table:style-name="ce12" office:value-type="string">
            <text:p>Revisar diagramas</text:p>
          </table:table-cell>
          <table:table-cell table:style-name="ce12" office:value-type="string">
            <text:p>Revisar diagramas de acordo com os comentários do professor no blog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2" table:number-columns-repeated="1019"/>
        </table:table-row>
        <table:table-row table:style-name="ro6" table:number-rows-repeated="65530">
          <table:table-cell table:style-name="ce10"/>
          <table:table-cell table:style-name="ce12" table:number-columns-repeated="2"/>
          <table:table-cell table:style-name="ce10" table:number-columns-repeated="2"/>
          <table:table-cell table:style-name="ce12" table:number-columns-repeated="1019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pt" fo:country="BR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ão_20_Entregue" style:display-name="Não Entregue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in"/>
    </style:style>
    <style:style style:name="Entregue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in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08:0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uno </meta:initial-creator>
    <meta:creation-date>2010-08-07T12:00:21</meta:creation-date>
    <dc:date>2010-08-09T08:04:23</dc:date>
    <dc:creator>Bruno Godoy</dc:creator>
    <meta:editing-duration>PT00H32M23S</meta:editing-duration>
    <meta:editing-cycles>9</meta:editing-cycles>
    <meta:generator>OpenOffice.org/3.1$Unix OpenOffice.org_project/310m19$Build-9420</meta:generator>
    <meta:document-statistic meta:table-count="2" meta:cell-count="47" meta:object-count="0"/>
  </office:meta>
</office:document-meta>
</file>